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C000003D4D00002CC497C6167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Text_20_body">
      <style:text-properties fo:color="#ff3333" style:font-name="Calibri1" fo:font-size="12pt" style:font-size-asian="12pt" style:font-size-complex="12pt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646464" fo:font-weight="bold" style:font-weight-asian="bold"/>
    </style:style>
    <style:style style:name="T8" style:family="text">
      <style:text-properties fo:color="#646464" style:font-name="Consolas" fo:font-size="10pt" fo:font-weight="bold" style:font-name-asian="Consolas" style:font-size-asian="10pt" style:font-weight-asian="bold" style:font-name-complex="Consolas" style:font-size-complex="10pt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3f7f5f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6a3e3e"/>
    </style:style>
    <style:style style:name="T13" style:family="text">
      <style:text-properties fo:color="#6a3e3e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0" draw:name="Picture 1" draw:style-name="gr1" draw:text-style-name="P9" svg:width="3.8024in" svg:height="2.7705in" svg:x="0in" svg:y="0in">
        <draw:image xlink:href="Pictures/200000C000003D4D00002CC497C61676.wmf" xlink:type="simple" xlink:show="embed" xlink:actuate="onLoad">
          <text:p/>
        </draw:image>
      </draw:frame>
      <text:list xml:id="list3046751511506282368" text:style-name="Outline">
        <text:list-item>
          <text:h text:style-name="P8" text:outline-level="1">Exercise 7– Tree Traversal </text:h>
        </text:list-item>
      </text:list>
      <text:p text:style-name="P7">Andrew Steele</text:p>
      <text:p text:style-name="P3"><draw:frame draw:style-name="fr1" draw:name="graphics1" text:anchor-type="as-char" svg:width="3.7811in" svg:height="2.7555in" draw:z-index="1"><draw:image xlink:href="Pictures/200000C000003D4D00002CC497C61676.wmf" xlink:type="simple" xlink:show="embed" xlink:actuate="onLoad"/></draw:frame></text:p>
      <text:p text:style-name="caption"><text:bookmark-start text:name="_Ref430944738"/>Figure <text:sequence text:ref-name="refFigure0" text:name="Figure" text:formula="ooow:Figure+1">1</text:sequence><text:bookmark-end text:name="_Ref430944738"/></text:p>
      <text:p text:style-name="Standard">The three videos posted on Moodle discuss tree traversal. The second of these videos discusses level-order traversal and the third of these videos discuss preorder, inorder, and postorder traversal. <text:s/>These concepts are also discussed in section 10.3 of the textbook. <text:s/></text:p>
      <text:p text:style-name="Standard"><text:span text:style-name="T1">Exercise 1a: <text:s/>Implement the code that generates a List of nodes from the tree above using PreOrder traversal. <text:s/>Your test code should print out the nodes in the correct order</text:span></text:p>
      <text:p text:style-name="Standard"><text:span text:style-name="T1"><text:tab/></text:span><text:span text:style-name="T8">@Override</text:span></text:p>
      <text:p text:style-name="P4"><text:span text:style-name="T2"><text:tab/></text:span><text:span text:style-name="T9">public</text:span><text:span text:style-name="T2"> List&lt;E&gt; getPreOrderTraversalList() {</text:span></text:p>
      <text:p text:style-name="P4"><text:span text:style-name="T2"><text:tab/><text:tab/></text:span><text:span text:style-name="T10">// </text:span><text:span text:style-name="T11">TODO</text:span><text:span text:style-name="T10"> Auto-generated method stub</text:span></text:p>
      <text:p text:style-name="P4"><text:span text:style-name="T2"><text:tab/><text:tab/>List&lt;</text:span><text:span text:style-name="T5">SimpleTreeNode</text:span><text:span text:style-name="T2">&gt; </text:span><text:span text:style-name="T12">traversal</text:span><text:span text:style-name="T2"> = </text:span><text:span text:style-name="T9">new</text:span><text:span text:style-name="T2"> LinkedList&lt;</text:span><text:span text:style-name="T5">SimpleTreeNode</text:span><text:span text:style-name="T2">&gt;();</text:span></text:p>
      <text:p text:style-name="P4"><text:span text:style-name="T2"><text:tab/><text:tab/>SimpleTreeNode&lt;E&gt; </text:span><text:span text:style-name="T12">root</text:span><text:span text:style-name="T2"> = getRootNode();</text:span></text:p>
      <text:p text:style-name="P4"><text:span text:style-name="T2"><text:tab/><text:tab/>SimpleTreeNode&lt;E&gt; </text:span><text:span text:style-name="T12">leftChild</text:span><text:span text:style-name="T2"> = </text:span><text:span text:style-name="T12">root</text:span><text:span text:style-name="T2">.getLeftChildTreeNode();</text:span></text:p>
      <text:p text:style-name="P4"><text:span text:style-name="T2"><text:tab/><text:tab/>SimpleTreeNode&lt;E&gt; </text:span><text:span text:style-name="T12">rightChild</text:span><text:span text:style-name="T2"> = </text:span><text:span text:style-name="T12">root</text:span><text:span text:style-name="T2">.getRightChildTreeNode();</text:span></text:p>
      <text:p text:style-name="P4"><text:span text:style-name="T2"><text:tab/><text:tab/></text:span><text:span text:style-name="T9">while</text:span><text:span text:style-name="T2">(</text:span><text:span text:style-name="T12">root</text:span><text:span text:style-name="T2">.getLeftChildTreeNode() != </text:span><text:span text:style-name="T9">null</text:span><text:span text:style-name="T2">) {<text:tab/><text:tab/><text:tab/></text:span></text:p>
      <text:p text:style-name="P4"><text:span text:style-name="T2"><text:tab/><text:tab/><text:tab/></text:span><text:span text:style-name="T12">root</text:span><text:span text:style-name="T2"> = </text:span><text:span text:style-name="T12">root</text:span><text:span text:style-name="T2">.getLeftChildTreeNode();</text:span></text:p>
      <text:p text:style-name="P4"><text:span text:style-name="T2"><text:tab/><text:tab/><text:tab/></text:span><text:span text:style-name="T9">if</text:span><text:span text:style-name="T2">(</text:span><text:span text:style-name="T12">leftChild</text:span><text:span text:style-name="T2">.getLeftChildTreeNode() == </text:span><text:span text:style-name="T9">null</text:span><text:span text:style-name="T2">) {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ightChild</text:span><text:span text:style-name="T2">);<text:tab/><text:tab/><text:tab/><text:tab/></text:span></text:p>
      <text:p text:style-name="P5"><text:tab/><text:tab/><text:tab/>}</text:p>
      <text:p text:style-name="P5"><text:tab/><text:tab/>}</text:p>
      <text:p text:style-name="P4"><text:span text:style-name="T2"><text:tab/><text:tab/></text:span><text:span text:style-name="T9">return</text:span><text:span text:style-name="T2"> </text:span><text:span text:style-name="T5">(List&lt;E&gt;) </text:span><text:span text:style-name="T13">traversal</text:span><text:span text:style-name="T2">;</text:span></text:p>
      <text:p text:style-name="P6"><text:soft-page-break/><text:span text:style-name="T6"><text:tab/>}</text:span></text:p>
      <text:p text:style-name="P1"/>
      <text:p text:style-name="Standard"><text:span text:style-name="T1">Exercise 1b: <text:s/>Implement the code that generates a List of nodes from the tree above using InOrder traversal. <text:s/>Your test code should print out the nodes in the correct order</text:span></text:p>
      <text:p text:style-name="P2"><text:span text:style-name="T3"><text:tab/></text:span><text:span text:style-name="T7">@Override</text:span></text:p>
      <text:p text:style-name="P4"><text:span text:style-name="T2"><text:tab/></text:span><text:span text:style-name="T9">public</text:span><text:span text:style-name="T2"> List&lt;E&gt; getInOrderTraversalList() {</text:span></text:p>
      <text:p text:style-name="P4"><text:span text:style-name="T2"><text:tab/><text:tab/></text:span><text:span text:style-name="T10">// </text:span><text:span text:style-name="T11">TODO</text:span><text:span text:style-name="T10"> Auto-generated method stub</text:span></text:p>
      <text:p text:style-name="P4"><text:span text:style-name="T2"><text:tab/><text:tab/>List&lt;</text:span><text:span text:style-name="T5">SimpleTreeNode</text:span><text:span text:style-name="T2">&gt; </text:span><text:span text:style-name="T12">traversal</text:span><text:span text:style-name="T2"> = </text:span><text:span text:style-name="T9">new</text:span><text:span text:style-name="T2"> LinkedList&lt;</text:span><text:span text:style-name="T5">SimpleTreeNode</text:span><text:span text:style-name="T2">&gt;();</text:span></text:p>
      <text:p text:style-name="P4"><text:span text:style-name="T2"><text:tab/><text:tab/>SimpleTreeNode&lt;E&gt; </text:span><text:span text:style-name="T12">root</text:span><text:span text:style-name="T2"> = getRootNode();</text:span></text:p>
      <text:p text:style-name="P4"><text:span text:style-name="T2"><text:tab/><text:tab/>SimpleTreeNode&lt;E&gt; </text:span><text:span text:style-name="T12">leftChild</text:span><text:span text:style-name="T2"> = </text:span><text:span text:style-name="T12">root</text:span><text:span text:style-name="T2">.getLeftChildTreeNode();</text:span></text:p>
      <text:p text:style-name="P4"><text:span text:style-name="T2"><text:tab/><text:tab/>SimpleTreeNode&lt;E&gt; </text:span><text:span text:style-name="T12">rightChild</text:span><text:span text:style-name="T2"> = </text:span><text:span text:style-name="T12">root</text:span><text:span text:style-name="T2">.getRightChildTreeNode();</text:span></text:p>
      <text:p text:style-name="P4"><text:span text:style-name="T2"><text:tab/><text:tab/></text:span><text:span text:style-name="T9">while</text:span><text:span text:style-name="T2">(</text:span><text:span text:style-name="T12">root</text:span><text:span text:style-name="T2">.getRightChildTreeNode() != </text:span><text:span text:style-name="T9">null</text:span><text:span text:style-name="T2">) {<text:tab/><text:tab/><text:tab/></text:span></text:p>
      <text:p text:style-name="P4"><text:span text:style-name="T2"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4"><text:span text:style-name="T2"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/text:span><text:span text:style-name="T12">traversal</text:span><text:span text:style-name="T2">.add(</text:span><text:span text:style-name="T12">rightChild</text:span><text:span text:style-name="T2">);<text:tab/><text:tab/><text:tab/><text:tab/></text:span></text:p>
      <text:p text:style-name="P4"><text:span text:style-name="T2"><text:tab/><text:tab/><text:tab/></text:span><text:span text:style-name="T9">if</text:span><text:span text:style-name="T2">(</text:span><text:span text:style-name="T12">leftChild</text:span><text:span text:style-name="T2">.getLeftChildTreeNode() != </text:span><text:span text:style-name="T9">null</text:span><text:span text:style-name="T2">){</text:span></text:p>
      <text:p text:style-name="P4"><text:span text:style-name="T2"><text:tab/><text:tab/><text:tab/><text:tab/></text:span><text:span text:style-name="T12">root</text:span><text:span text:style-name="T2"> = </text:span><text:span text:style-name="T12">leftChild</text:span><text:span text:style-name="T2">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ightChild</text:span><text:span text:style-name="T2">);<text:tab/></text:span></text:p>
      <text:p text:style-name="P5"><text:tab/><text:tab/><text:tab/>}</text:p>
      <text:p text:style-name="P4"><text:span text:style-name="T2"><text:tab/><text:tab/><text:tab/></text:span><text:span text:style-name="T9">if</text:span><text:span text:style-name="T2">(</text:span><text:span text:style-name="T12">leftChild</text:span><text:span text:style-name="T2">.getLeftChildTreeNode() == </text:span><text:span text:style-name="T9">null</text:span><text:span text:style-name="T2"> &amp;&amp; </text:span><text:span text:style-name="T12">rightChild</text:span><text:span text:style-name="T2">.getRightChildTreeNode() != </text:span><text:span text:style-name="T9">null</text:span><text:span text:style-name="T2">){</text:span></text:p>
      <text:p text:style-name="P4"><text:span text:style-name="T2"><text:tab/><text:tab/><text:tab/><text:tab/></text:span><text:span text:style-name="T12">root</text:span><text:span text:style-name="T2"> = </text:span><text:span text:style-name="T12">rightChild</text:span><text:span text:style-name="T2">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ightChild</text:span><text:span text:style-name="T2">);</text:span></text:p>
      <text:p text:style-name="P5"><text:tab/><text:tab/><text:tab/>}</text:p>
      <text:p text:style-name="P5"><text:tab/><text:tab/><text:tab/></text:p>
      <text:p text:style-name="P5"><text:tab/><text:tab/>}</text:p>
      <text:p text:style-name="P5"><text:tab/><text:tab/></text:p>
      <text:p text:style-name="P4"><text:span text:style-name="T2"><text:tab/><text:tab/></text:span><text:span text:style-name="T9">return</text:span><text:span text:style-name="T2"> </text:span><text:span text:style-name="T5">(List&lt;E&gt;) </text:span><text:span text:style-name="T13">traversal</text:span><text:span text:style-name="T2">;</text:span></text:p>
      <text:p text:style-name="P6"><text:span text:style-name="T6"><text:tab/>}</text:span></text:p>
      <text:p text:style-name="P1"/>
      <text:p text:style-name="P1"/>
      <text:p text:style-name="Standard"><text:soft-page-break/><text:span text:style-name="T1">Exercise 1c: <text:s/>Implement the code that generates a List of nodes from the tree above using PostOrder traversal. <text:s/>Your test code should print out the nodes in the correct order.</text:span></text:p>
      <text:p text:style-name="P4"><text:span text:style-name="T2">List&lt;</text:span><text:span text:style-name="T5">SimpleTreeNode</text:span><text:span text:style-name="T2">&gt; </text:span><text:span text:style-name="T12">traversal</text:span><text:span text:style-name="T2"> = </text:span><text:span text:style-name="T9">new</text:span><text:span text:style-name="T2"> LinkedList&lt;</text:span><text:span text:style-name="T5">SimpleTreeNode</text:span><text:span text:style-name="T2">&gt;();</text:span></text:p>
      <text:p text:style-name="P4"><text:span text:style-name="T2"><text:tab/><text:tab/>SimpleTreeNode&lt;E&gt; </text:span><text:span text:style-name="T12">root</text:span><text:span text:style-name="T2"> = getRootNode();</text:span></text:p>
      <text:p text:style-name="P4"><text:span text:style-name="T2"><text:tab/><text:tab/>SimpleTreeNode&lt;E&gt; </text:span><text:span text:style-name="T12">leftChild</text:span><text:span text:style-name="T2"> = </text:span><text:span text:style-name="T12">root</text:span><text:span text:style-name="T2">.getLeftChildTreeNode();</text:span></text:p>
      <text:p text:style-name="P4"><text:span text:style-name="T2"><text:tab/><text:tab/>SimpleTreeNode&lt;E&gt; </text:span><text:span text:style-name="T12">rightChild</text:span><text:span text:style-name="T2"> = </text:span><text:span text:style-name="T12">root</text:span><text:span text:style-name="T2">.getRightChildTreeNode();</text:span></text:p>
      <text:p text:style-name="P4"><text:span text:style-name="T2"><text:tab/><text:tab/></text:span><text:span text:style-name="T9">while</text:span><text:span text:style-name="T2">(</text:span><text:span text:style-name="T12">root</text:span><text:span text:style-name="T2">.getRightChildTreeNode() != </text:span><text:span text:style-name="T9">null</text:span><text:span text:style-name="T2">) {<text:tab/><text:tab/><text:tab/></text:span></text:p>
      <text:p text:style-name="P4"><text:span text:style-name="T2"><text:tab/><text:tab/><text:tab/></text:span><text:span text:style-name="T12">traversal</text:span><text:span text:style-name="T2">.add(</text:span><text:span text:style-name="T12">rightChild</text:span><text:span text:style-name="T2">);</text:span></text:p>
      <text:p text:style-name="P4"><text:span text:style-name="T2"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5"><text:tab/><text:tab/><text:tab/><text:tab/><text:tab/><text:tab/><text:tab/></text:p>
      <text:p text:style-name="P4"><text:span text:style-name="T2"><text:tab/><text:tab/><text:tab/></text:span><text:span text:style-name="T9">if</text:span><text:span text:style-name="T2">(</text:span><text:span text:style-name="T12">rightChild</text:span><text:span text:style-name="T2">.getRightChildTreeNode() != </text:span><text:span text:style-name="T9">null</text:span><text:span text:style-name="T2">){</text:span></text:p>
      <text:p text:style-name="P4"><text:span text:style-name="T2"><text:tab/><text:tab/><text:tab/><text:tab/></text:span><text:span text:style-name="T12">root</text:span><text:span text:style-name="T2"> = </text:span><text:span text:style-name="T12">rightChild</text:span><text:span text:style-name="T2">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igh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5"><text:tab/><text:tab/><text:tab/>}</text:p>
      <text:p text:style-name="P4"><text:span text:style-name="T2"><text:tab/><text:tab/><text:tab/></text:span><text:span text:style-name="T9">if</text:span><text:span text:style-name="T2">(</text:span><text:span text:style-name="T12">leftChild</text:span><text:span text:style-name="T2">.getLeftChildTreeNode() == </text:span><text:span text:style-name="T9">null</text:span><text:span text:style-name="T2"> &amp;&amp; </text:span><text:span text:style-name="T12">rightChild</text:span><text:span text:style-name="T2">.getRightChildTreeNode() != </text:span><text:span text:style-name="T9">null</text:span><text:span text:style-name="T2">){</text:span></text:p>
      <text:p text:style-name="P4"><text:span text:style-name="T2"><text:tab/><text:tab/><text:tab/><text:tab/></text:span><text:span text:style-name="T12">root</text:span><text:span text:style-name="T2"> = </text:span><text:span text:style-name="T12">rightChild</text:span><text:span text:style-name="T2">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igh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leftChild</text:span><text:span text:style-name="T2">);</text:span></text:p>
      <text:p text:style-name="P4"><text:span text:style-name="T2"><text:tab/><text:tab/><text:tab/><text:tab/></text:span><text:span text:style-name="T12">traversal</text:span><text:span text:style-name="T2">.add(</text:span><text:span text:style-name="T12">root</text:span><text:span text:style-name="T2">);</text:span></text:p>
      <text:p text:style-name="P5"><text:tab/><text:tab/><text:tab/>}</text:p>
      <text:p text:style-name="P5"><text:tab/><text:tab/><text:tab/></text:p>
      <text:p text:style-name="P6"><text:span text:style-name="T6"><text:tab/><text:tab/>}</text:span></text:p>
      <text:p text:style-name="P4"><text:span text:style-name="T4"><text:tab/><text:tab/></text:span><text:span text:style-name="T9">return</text:span><text:span text:style-name="T2"> </text:span><text:span text:style-name="T5">(List&lt;E&gt;) </text:span><text:span text:style-name="T13">traversal</text:span><text:span text:style-name="T2">;</text:span></text:p>
      <text:p text:style-name="P6"><text:span text:style-name="T6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6874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Polk</meta:initial-creator>
    <dc:creator>Andrew Steele</dc:creator>
    <meta:editing-cycles>4</meta:editing-cycles>
    <meta:print-date>2015-11-04T18:35:00</meta:print-date>
    <meta:creation-date>2016-03-22T02:41:00</meta:creation-date>
    <dc:date>2016-10-26T23:27:11.01</dc:date>
    <meta:editing-duration>PT12H57M12S</meta:editing-duration>
    <meta:generator>OpenOffice/4.1.1$Win32 OpenOffice.org_project/411m6$Build-9775</meta:generator>
    <meta:document-statistic meta:table-count="0" meta:image-count="1" meta:object-count="0" meta:page-count="3" meta:paragraph-count="78" meta:word-count="301" meta:character-count="30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